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ac08ad" style:parent-style-name="Standard">
      <style:text-properties fo:font-size="11.0pt" style:font-name-asian="Cambria" style:font-size-asian="11.0pt"/>
    </style:style>
    <style:style style:family="paragraph" style:name="a83ae2d" style:parent-style-name="Standard">
      <style:text-properties fo:font-size="11.0pt" style:font-name-asian="Cambria" style:font-size-asian="11.0pt"/>
    </style:style>
    <style:style style:family="table-cell" style:name="a00ce3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9ab51" style:parent-style-name="Standard">
      <style:text-properties fo:font-size="11.0pt" style:font-name-asian="Cambria" style:font-size-asian="11.0pt"/>
    </style:style>
    <style:style style:family="paragraph" style:name="a222938" style:parent-style-name="Standard">
      <style:text-properties fo:font-size="11.0pt" style:font-name-asian="Cambria" style:font-size-asian="11.0pt"/>
    </style:style>
    <style:style style:family="table-cell" style:name="aba4d4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af12f" style:parent-style-name="Standard">
      <style:text-properties fo:font-size="11.0pt" style:font-name-asian="Cambria" style:font-size-asian="11.0pt"/>
    </style:style>
    <style:style style:family="paragraph" style:name="adc8339" style:parent-style-name="Standard">
      <style:text-properties fo:font-size="11.0pt" style:font-name-asian="Cambria" style:font-size-asian="11.0pt"/>
    </style:style>
    <style:style style:family="table-cell" style:name="ab802c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2deed" style:parent-style-name="Standard">
      <style:text-properties fo:font-size="11.0pt" style:font-name-asian="Cambria" style:font-size-asian="11.0pt"/>
    </style:style>
    <style:style style:family="paragraph" style:name="ad59f51" style:parent-style-name="Standard">
      <style:text-properties fo:font-size="11.0pt" style:font-name-asian="Cambria" style:font-size-asian="11.0pt"/>
    </style:style>
    <style:style style:family="table-cell" style:name="aaa8f9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9b100d">
      <style:table-column-properties style:rel-column-width="50*"/>
    </style:style>
    <style:style style:family="table" style:name="af44571">
      <style:table-properties fo:margin-left="0.0mm" style:width="16.372cm" table:align="left"/>
    </style:style>
    <style:style style:family="paragraph" style:name="a27a860" style:parent-style-name="Überschrift2">
      <style:paragraph-properties/>
    </style:style>
    <style:style style:family="paragraph" style:name="a345d2f" style:parent-style-name="Überschrift2">
      <style:paragraph-properties/>
    </style:style>
    <style:style style:family="paragraph" style:name="a3dd121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0c381b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e5d461" style:parent-style-name="Überschrift2">
      <style:paragraph-properties/>
    </style:style>
    <style:style style:family="paragraph" style:name="ac34934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52e8ae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015cad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b5bf6c" style:parent-style-name="Überschrift2">
      <style:paragraph-properties/>
    </style:style>
    <style:style style:family="paragraph" style:name="aff3a11" style:parent-style-name="Überschrift2">
      <style:paragraph-properties/>
    </style:style>
    <style:style style:family="paragraph" style:name="af0d9f5" style:parent-style-name="Titel">
      <style:paragraph-properties fo:break-before="page"/>
    </style:style>
  </office:automatic-styles>
  <office:body>
    <office:text>
      <text:p text:style-name="af0d9f5">Tabs</text:p>
      <text:p text:style-name="Untertitel">Examples</text:p>
      <text:h text:outline-level="2" text:style-name="aff3a11">Tab Left, default 1,5cm</text:h>
      <text:p text:style-name="Standard">X<text:tab/>xxxxxxxxx<text:tab/>xxxxxxxxxxxxx<text:tab/>xxxxxxxxx</text:p>
      <text:p text:style-name="Standard">Xxx<text:tab/>xx<text:tab/><text:tab/>xxx<text:tab/><text:tab/>xxx (used multiple tabs in some places)</text:p>
      <text:p text:style-name="Standard"/>
      <text:h text:outline-level="2" text:style-name="ab5bf6c">Tab Left, hard coded (1cm, 3cm, 6cm, 8cm)</text:h>
      <text:p text:style-name="a015cad">X<text:tab/>xxx<text:tab/>xxx<text:tab/>xxx<text:tab/>xxx</text:p>
      <text:p text:style-name="a52e8ae">Xxx<text:tab/>xxxxxx<text:tab/>x<text:tab/>xxxxxxx<text:tab/>xxxxxxxxx</text:p>
      <text:p text:style-name="ac34934"/>
      <text:h text:outline-level="2" text:style-name="ae5d461">Tab Left, hard coded, with fill characters</text:h>
      <text:p text:style-name="a0c381b">X<text:tab/>xxx<text:tab/>xxx<text:tab/>xxx<text:tab/>xxx</text:p>
      <text:p text:style-name="a3dd121">Xxx<text:tab/>xxxxxx<text:tab/>x<text:tab/>xxxxxxx<text:tab/>xxxxxxxxx</text:p>
      <text:h text:outline-level="2" text:style-name="a345d2f"/>
      <text:h text:outline-level="2" text:style-name="a27a860">Tabs in Table</text:h>
      <table:table table:style-name="af44571">
        <table:table-column table:number-columns-repeated="2" table:style-name="a9b100d"/>
        <table:table-row>
          <table:table-cell table:style-name="aaa8f92">
            <text:p text:style-name="ad59f51">X<text:tab/>xxx<text:tab/>xxx<text:tab/>xxxxxxxx</text:p>
            <text:p text:style-name="ac2deed">Xxxx<text:tab/>x<text:tab/>x<text:tab/>x</text:p>
          </table:table-cell>
          <table:table-cell table:style-name="ab802cc">
            <text:p text:style-name="adc8339">X<text:tab/>xxx<text:tab/>xxx<text:tab/>xxxxxxxx</text:p>
            <text:p text:style-name="aaaf12f">Xxxx<text:tab/>x<text:tab/>x<text:tab/>x</text:p>
          </table:table-cell>
        </table:table-row>
        <table:table-row>
          <table:table-cell table:style-name="aba4d42">
            <text:p text:style-name="a222938">X<text:tab/>xxx<text:tab/>xxx<text:tab/>xxxxxxxx</text:p>
            <text:p text:style-name="a79ab51">Xxxx<text:tab/>x<text:tab/>x<text:tab/>x</text:p>
          </table:table-cell>
          <table:table-cell table:style-name="a00ce32">
            <text:p text:style-name="a83ae2d">X<text:tab/>xxx<text:tab/>xxx<text:tab/>xxxxxxxx</text:p>
            <text:p text:style-name="aac08ad">Xxxx<text:tab/>x<text:tab/>x<text:tab/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06S</meta:editing-duration>
  </office:meta>
</office:document-meta>
</file>